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fo:color="#ff0000"/>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fo:color="#c0504d"/>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fo:color="#cccccc"/>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fo:color="#ffc000"/>
    </style:style>
    <style:style style:name="T8" style:family="text">
      <style:text-properties fo:font-size="11.00pt" fo:font-weight="normal" fo:font-family="Calibri" style:font-family-asian="Calibri" style:font-family-complex="Calibri" fo:background-color="transparent" fo:color="#ffc000"/>
    </style:style>
    <style:style style:name="T9" style:family="text">
      <style:text-properties fo:font-size="11.00pt" fo:font-weight="normal" fo:font-family="Calibri" style:font-family-asian="Calibri" style:font-family-complex="Calibri" fo:background-color="transparent" fo:color="#ffc000"/>
    </style:style>
    <style:style style:name="T10" style:family="text">
      <style:text-properties fo:font-size="11.00pt" fo:font-weight="normal" fo:font-family="Calibri" style:font-family-asian="Calibri" style:font-family-complex="Calibri" fo:background-color="transparent" fo:color="#d19049"/>
    </style:style>
    <style:style style:name="T11" style:family="text">
      <style:text-properties fo:font-size="11.00pt" fo:font-weight="normal" fo:font-family="Calibri" style:font-family-asian="Calibri" style:font-family-complex="Calibri" fo:background-color="transparent" fo:color="#ccb400"/>
    </style:style>
    <style:style style:name="T12" style:family="text">
      <style:text-properties fo:font-size="11.00pt" fo:font-weight="normal" fo:font-family="Calibri" style:font-family-asian="Calibri" style:font-family-complex="Calibri" fo:background-color="transparent" fo:color="#00b050"/>
    </style:style>
    <style:style style:name="T1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Page "a propos"</text:span><text:span text:style-name="T2"/></text:p>
      <text:p text:style-name="P1"><text:span text:style-name="T3"/></text:p>
      <text:p text:style-name="P1"><text:span text:style-name="T3">Hello, je m'appelle Stéphane Robert, j'ai 30 ans et je suis développeur front-end junior depuis peu. J'ai découvert le monde du web en 2016, et après 9 ans dans la même entreprise, j'ai décidé de changer de voie et de me reconvertir professionnellement. Oui un pari risqué mais qui vaut le coup.</text:span></text:p>
      <text:p text:style-name="P1"><text:span text:style-name="T3"/></text:p>
      <text:p text:style-name="P1"><text:span text:style-name="T3">J'ai eu l'opportunité d'apprendre le code via des formations au sein du Wagon, un bootcamp de code de 9 semaines intensives et sur la plateforme OpenClassrooms. J'ai pu ainsi découvrir tous les aspects du développement web, ce qui m'a permis de choisir une spécialité...le front-end.</text:span></text:p>
      <text:p text:style-name="P1"><text:span text:style-name="T3">Le front-end, la vitrine du développement, me plaît car je prends un réel plaisir à créer / reproduire / intégrer des interfaces. Je vois en cette partie visible et design, une forme d'art. Je ne suis pas maladivement perfectionniste, mais j'ai le soucis du détail, pour moi un pixel est un pixel. D'ailleurs des sites comme Awwwards ou Css Design Awards récompensent les plus beaux sites, donc autant vous dire que j'aimerais être récompensé dans ma nouvelle carrière de développeur.</text:span></text:p>
      <text:p text:style-name="P1"><text:span text:style-name="T3"/></text:p>
      <text:p text:style-name="P1"><text:span text:style-name="T3">Sinon à part ça, dans la vie j'aime pas mal de choses, comme le foot, les jeux vidéos, les voyages, la culture japonaise, la musique plutôt blues, jazz, soul, jazz-hop. Voilà assez parlé de moi ! Je vous souhaite une bonne visite sur mon portfolio et n'hésitez pas à me laisser un mot, un coucou, un retour sur le portfolio, une offre d'emploi ou toute demande particulière dans la partie contact. </text:span></text:p>
      <text:p text:style-name="P1"><text:span text:style-name="T3"/></text:p>
      <text:p text:style-name="P1"><text:span text:style-name="T3">rajouter carte maps </text:span></text:p>
      <text:p text:style-name="P1"><text:span text:style-name="T4"/></text:p>
      <text:p text:style-name="P1"><text:span text:style-name="T5">Anas, 25 ans, Développeur intégrateur web en formation, passionné par l'informatique et par le web en particulier. J'aime comprendre le fonctionnement tant humain que mécanique ce qui me pousse à apprendre de nouvelle choses.</text:span></text:p>
      <text:p text:style-name="P1"><text:span text:style-name="T5"/></text:p>
      <text:p text:style-name="P1"><text:span text:style-name="T5">Bonjour et bienvenue sur mon site portfolio! Vous y trouverez toutes les informations utiles. Alors ne soyez pas timide:)</text:span></text:p>
      <text:p text:style-name="P1"><text:span text:style-name="T6"/></text:p>
      <text:p text:style-name="P1"><text:span text:style-name="T6"/></text:p>
      <text:p text:style-name="P1"><text:span text:style-name="T7">Comment j'en suis arrivée à coder ?</text:span></text:p>
      <text:p text:style-name="P1"><text:span text:style-name="T7"/></text:p>
      <text:p text:style-name="P1"><text:span text:style-name="T7">Née à Poissy en 1991, j’ai toujours été bonne en langues à l’école. J’aimais apprendre et étais curieuse, les Arts m’ont pendant longtemps fait de l’</text:span><text:span text:style-name="T8">œil.</text:span></text:p>
      <text:p text:style-name="P1"><text:span text:style-name="T8">Au lyc</text:span><text:span text:style-name="T9">ée j’ai commencé à travailler auprès d’enfants avec les Scouts et Aquaboulevard.</text:span></text:p>
      <text:p text:style-name="P1"><text:span text:style-name="T9">Suite à un long travail d’introspection j’ai décidé de me tourner vers les métiers du numérique. D’abord en m’intéressant au métier d’infographe, puis le webdesign.</text:span></text:p>
      <text:p text:style-name="P1"><text:span text:style-name="T9">Et puis je me suis tournée vers la base des sites internet et j’ai réalisé que je voulais le créer de part en part, m’insérer dans un processus de production complexe et complet qui satisferait pleinement mon désir de création.</text:span></text:p>
      <text:p text:style-name="P1"><text:span text:style-name="T9">Me voilà aujourd’hui en constant apprentissage d’un domaine qui me passionne et qui attise toujours plus ma curiosité.</text:span></text:p>
      <text:p text:style-name="P1"><text:span text:style-name="T9"/></text:p>
      <text:p text:style-name="P1"><text:span text:style-name="T9">Que fais-je de mon temps libre ?</text:span></text:p>
      <text:p text:style-name="P1"><text:span text:style-name="T9"/></text:p>
      <text:p text:style-name="P1"><text:span text:style-name="T9">J’ai plusieurs passions, à commencer par les jeux !</text:span></text:p>
      <text:p text:style-name="P1"><text:span text:style-name="T9"><text:s text:c="6"/>Jeux vidéos<text:s text:c="3"/>Jeux de rôle papiers<text:s text:c="3"/>Jeux de société ... </text:span></text:p>
      <text:p text:style-name="P1"><text:span text:style-name="T9">Pour ce qui est des sports :</text:span></text:p>
      <text:p text:style-name="P1"><text:span text:style-name="T9">J’aime faire du patin à glace pour l’impression de fluidité et de rapidité.</text:span></text:p>
      <text:p text:style-name="P1"><text:span text:style-name="T9">J’ai adoré faire de la boxe pour l’adrénaline que cela m’apportait.</text:span></text:p>
      <text:p text:style-name="P1"><text:span text:style-name="T9">En parlant d'adrénaline, j’ai passé mon permis moto il y a quelques années, et je roule en été avec une petite 125cmᵌ Custom de chez Honda.</text:span></text:p>
      <text:p text:style-name="P1"><text:span text:style-name="T9">J’ai peint à une époque mais plus que peindre j’aime dessiner.</text:span></text:p>
      <text:p text:style-name="P1"><text:span text:style-name="T9">Mais sinon comme tout le monde j’aime écouter de la musique pendant des heures, regarder des films et des séries… </text:span></text:p>
      <text:p text:style-name="P1"><text:span text:style-name="T9"/></text:p>
      <text:p text:style-name="P1"><text:span text:style-name="T9"/></text:p>
      <text:p text:style-name="P1"><text:span text:style-name="T10">Je me présente YESSAD Mohamed. Je suis DéveloppeurWeb &amp;&amp; IntégrateurWeb.</text:span></text:p>
      <text:p text:style-name="P1"><text:span text:style-name="T10"/></text:p>
      <text:p text:style-name="P1"><text:span text:style-name="T10">Passionné de numérique, je me suis formé en autodidacte sur les langages web depuis plusieurs années. J'ai intégré une formation de développeur et intégrateur à WebForce3/LepoleS, j'ai effectuée un stage de deux mois dans l'accessibilité numérique chez Koena </text:span></text:p>
      <text:p text:style-name="P1"><text:span text:style-name="T10"/></text:p>
      <text:p text:style-name="P1"><text:span text:style-name="T11">Je me présente, Setti BELKACEM. Développeur Web Intégrateur Junior.</text:span></text:p>
      <text:p text:style-name="P1"><text:span text:style-name="T11">Actuellement, en formation de 10 mois labellisée Grande École du Numérique Techniques de développement web et mobile avec WebForce3. Sociable, impliquée, à l'écoute des contraintes professionnelles et aux besoins du client, je suis à la recherche d'un stage non rémunéré d'une durée de 2 mois (Janv -Fév.). </text:span></text:p>
      <text:p text:style-name="P1"><text:span text:style-name="T12"/></text:p>
      <text:p text:style-name="P1"><text:span text:style-name="T12">Suite à une formation d’intégration et de développement web (Le PoleS, WebForce3), j’ai décidé de continuer sur la même voie celle du code et des bugs mais cette fois-ci en "contrat de professionnalisation". Autonome, à l’écoute et sachant travailler en équipe mes qualités sont des atouts pour le développement Web. </text:span></text:p>
      <text:p text:style-name="P1"><text:span text:style-name="T12"/></text:p>
      <text:p text:style-name="P1"><text:span text:style-name="T12"/></text:p>
      <text:p text:style-name="P1"><text:span text:style-name="T1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